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Panel.creat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nerTableModel.remove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getValueAt( int row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Panel.createHeaderTab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nerTableModel.InnerTableModel( HeaderManager 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Panel.Head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ner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isCellEditable(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addNew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Panel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nerTable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Panel.modify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nerTableModel.getColumnClass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Table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Panel.createButton( String resName , char mnemonic , String command ,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nerTableModel.setValueAt( Object value , int row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Panel.actionPerformed( ActionEvent 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eader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